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 serial nr ( orignal manual populated board) </text:p>
      <text:p text:style-name="P1">Send to Bristol </text:p>
      <text:p text:style-name="P1"/>
      <text:p text:style-name="P1">srnr <text:s/>1 :</text:p>
      <text:p text:style-name="P1">made all the changes as defined in version 2.1.4 <text:s/>3 May 2016. </text:p>
      <text:p text:style-name="P1"><text:s/>DC check , bias check and MPPC pulse response <text:s/>done</text:p>
      <text:p text:style-name="P1">I2C devices checked, <text:s/>no precise check of the DAC output voltages done. </text:p>
      <text:p text:style-name="P1"/>
      <text:p text:style-name="P1">srnr 2 :</text:p>
      <text:p text:style-name="P1">during applying patches , ground pad <text:s/>below pin of amp D4:U1 <text:s/>broken. No decoupling on this VE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1S</meta:editing-duration>
    <meta:editing-cycles>3</meta:editing-cycles>
    <meta:generator>OpenOffice/4.1.1$Win32 OpenOffice.org_project/411m6$Build-9775</meta:generator>
    <dc:date>2016-05-20T15:54:37.42</dc:date>
    <meta:document-statistic meta:table-count="0" meta:image-count="0" meta:object-count="0" meta:page-count="1" meta:paragraph-count="8" meta:word-count="68" meta:character-count="363"/>
    <dc:creator>Wim Beaumont</dc:creator>
    <meta:user-defined meta:name="Info 1"/>
    <meta:user-defined meta:name="Info 2"/>
    <meta:user-defined meta:name="Info 3"/>
    <meta:user-defined meta:name="Info 4"/>
  </office:meta>
</office:document-meta>
</file>